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785cm" style:rel-column-width="18447*"/>
    </style:style>
    <style:style style:name="Tabla1.B" style:family="table-column">
      <style:table-column-properties style:column-width="12.215cm" style:rel-column-width="4708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787cm" style:rel-column-width="6888*"/>
    </style:style>
    <style:style style:name="Tabla2.B" style:family="table-column">
      <style:table-column-properties style:column-width="15.214cm" style:rel-column-width="5864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min-row-height="1.097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38cm" style:rel-column-width="2483*"/>
    </style:style>
    <style:style style:name="Tabla3.B" style:family="table-column">
      <style:table-column-properties style:column-width="12.621cm" style:rel-column-width="7155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38cm" style:rel-column-width="2483*"/>
    </style:style>
    <style:style style:name="Tabla4.B" style:family="table-column">
      <style:table-column-properties style:column-width="12.621cm" style:rel-column-width="7155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38cm" style:rel-column-width="2483*"/>
    </style:style>
    <style:style style:name="Tabla5.B" style:family="table-column">
      <style:table-column-properties style:column-width="12.621cm" style:rel-column-width="7155*"/>
    </style:style>
    <style:style style:name="Tabla5.1" style:family="table-row">
      <style:table-row-properties style:min-row-height="0.587cm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38cm" style:rel-column-width="2483*"/>
    </style:style>
    <style:style style:name="Tabla6.B" style:family="table-column">
      <style:table-column-properties style:column-width="12.621cm" style:rel-column-width="7155*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38cm" style:rel-column-width="2483*"/>
    </style:style>
    <style:style style:name="Tabla7.B" style:family="table-column">
      <style:table-column-properties style:column-width="12.621cm" style:rel-column-width="7155*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cac49" officeooo:paragraph-rsid="004cac49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2d257" officeooo:paragraph-rsid="0052d257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officeooo:rsid="0052f891" officeooo:paragraph-rsid="0052f891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536091" officeooo:paragraph-rsid="00536091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officeooo:rsid="005523b3" officeooo:paragraph-rsid="005523b3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officeooo:rsid="00568ad2" officeooo:paragraph-rsid="00568ad2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officeooo:paragraph-rsid="00568ad2"/>
    </style:style>
    <style:style style:name="P10" style:family="paragraph" style:parent-style-name="Table_20_Contents">
      <style:paragraph-properties fo:text-align="justify" style:justify-single-word="false"/>
      <style:text-properties officeooo:paragraph-rsid="0057f571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officeooo:rsid="0059dc5a" officeooo:paragraph-rsid="0059dc5a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4cac49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b4a9f" officeooo:paragraph-rsid="004cac49" style:font-size-asian="12pt" style:font-size-complex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b4a9f" officeooo:paragraph-rsid="005b4a9f" style:font-size-asian="12pt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ff894" officeooo:paragraph-rsid="005ff894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rsid="005ff894" officeooo:paragraph-rsid="005ff894" style:font-size-asian="12pt" style:font-size-complex="12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5ff894" style:font-size-asian="12pt" style:font-size-complex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60768a" style:font-size-asian="12pt" style:font-size-complex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ff894" officeooo:paragraph-rsid="0060768a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5ff894" officeooo:paragraph-rsid="0060768a" style:font-size-asian="12pt" style:font-size-complex="12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b4a9f" officeooo:paragraph-rsid="0060768a" style:font-size-asian="12pt" style:font-size-complex="12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60768a" officeooo:paragraph-rsid="0060768a" style:font-size-asian="12pt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4fe29e"/>
    </style:style>
    <style:style style:name="T3" style:family="text">
      <style:text-properties officeooo:rsid="00536091"/>
    </style:style>
    <style:style style:name="T4" style:family="text">
      <style:text-properties officeooo:rsid="005523b3"/>
    </style:style>
    <style:style style:name="T5" style:family="text">
      <style:text-properties style:font-name="Times New Roman" fo:font-size="12pt" officeooo:rsid="00568ad2" style:font-size-asian="12pt" style:font-size-complex="12pt"/>
    </style:style>
    <style:style style:name="T6" style:family="text">
      <style:text-properties fo:font-variant="normal" fo:text-transform="none" fo:color="#202122" loext:opacity="100%" fo:font-family="sans-serif" fo:font-size="12pt" fo:letter-spacing="normal" fo:font-style="normal" fo:font-weight="normal"/>
    </style:style>
    <style:style style:name="T7" style:family="text">
      <style:text-properties fo:font-variant="normal" fo:text-transform="none" fo:color="#202122" loext:opacity="100%" fo:font-family="sans-serif" fo:font-size="12pt" fo:letter-spacing="normal" fo:font-style="normal" fo:font-weight="normal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officeooo:rsid="004e301a"/>
    </style:style>
    <style:style style:name="T10" style:family="text">
      <style:text-properties officeooo:rsid="004cac49"/>
    </style:style>
    <style:style style:name="T11" style:family="text">
      <style:text-properties officeooo:rsid="0050f8b0"/>
    </style:style>
    <style:style style:name="T12" style:family="text">
      <style:text-properties officeooo:rsid="006076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8</text:span></text:p>
      <text:p text:style-name="P2"/>
      <text:p text:style-name="P3">Modelo OSI. Toda-las súas capas e en orde.</text:p>
      <text:p text:style-name="P3"/>
      <text:p text:style-name="P4">Físico &gt; Enlace &gt; Red &gt; Transporte &gt; Sesión &gt; Presentación &gt; Aplicación . <text:s/></text:p>
      <text:p text:style-name="P3"/>
      <text:p text:style-name="P3">Pila de protocolos de Internet (TCP/IP) e a sua correspondencia co modelo OSI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apa de aplicación</text:p>
          </table:table-cell>
          <table:table-cell table:style-name="Tabla1.B1" office:value-type="string">
            <text:p text:style-name="P5">SSH, FTP , SMTP , IMAP , DHCP, DNS , <text:span text:style-name="T3">HTTP</text:span></text:p>
          </table:table-cell>
        </table:table-row>
        <table:table-row>
          <table:table-cell table:style-name="Tabla1.A2" office:value-type="string">
            <text:p text:style-name="P5">Capa de transporte</text:p>
          </table:table-cell>
          <table:table-cell table:style-name="Tabla1.B2" office:value-type="string">
            <text:p text:style-name="P6">TCP, <text:span text:style-name="T4">UDP, ICMP </text:span></text:p>
          </table:table-cell>
        </table:table-row>
        <table:table-row>
          <table:table-cell table:style-name="Tabla1.A2" office:value-type="string">
            <text:p text:style-name="P5">Capa de internet</text:p>
          </table:table-cell>
          <table:table-cell table:style-name="Tabla1.B2" office:value-type="string">
            <text:p text:style-name="P7">IP, IPSEC, ICMP</text:p>
          </table:table-cell>
        </table:table-row>
        <table:table-row>
          <table:table-cell table:style-name="Tabla1.A2" office:value-type="string">
            <text:p text:style-name="P5">Capa de interfaz de red</text:p>
          </table:table-cell>
          <table:table-cell table:style-name="Tabla1.B2" office:value-type="string">
            <text:p text:style-name="P7">ARP, NDP, ETHERNET</text:p>
          </table:table-cell>
        </table:table-row>
      </table:table>
      <text:p text:style-name="P3"/>
      <text:p text:style-name="P3"/>
      <text:p text:style-name="P3">IPs reservadas para redes privadas: Tipo A,B e C</text:p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TIPO A</text:p>
          </table:table-cell>
          <table:table-cell table:style-name="Tabla2.B1" office:value-type="string">
            <text:p text:style-name="P9"><text:span text:style-name="T5">0.0.0.0 , 10.0.0.0, 127.0.0.0, </text:span><text:span text:style-name="T6">224.0.0.0</text:span> , <text:span text:style-name="T6">240.0.0.0</text:span> </text:p>
          </table:table-cell>
        </table:table-row>
        <table:table-row>
          <table:table-cell table:style-name="Tabla2.A2" office:value-type="string">
            <text:p text:style-name="P8">TIPO B</text:p>
          </table:table-cell>
          <table:table-cell table:style-name="Tabla2.B2" office:value-type="string">
            <text:p text:style-name="P10"><text:span text:style-name="T5">100.64.0.0, </text:span><text:span text:style-name="T6">172.16.0.0</text:span> , <text:span text:style-name="T7">169.254.0.0</text:span><text:span text:style-name="T8"> , 172.16.0.0, 192.168.0.0,</text:span><text:span text:style-name="T6">198.18.0.0</text:span> </text:p>
          </table:table-cell>
        </table:table-row>
        <table:table-row>
          <table:table-cell table:style-name="Tabla2.A2" office:value-type="string">
            <text:p text:style-name="P8">TIPO C</text:p>
          </table:table-cell>
          <table:table-cell table:style-name="Tabla2.B2" office:value-type="string">
            <text:p text:style-name="P11"><text:span text:style-name="T7">192.0.0.0/24</text:span><text:span text:style-name="T8"> , </text:span><text:span text:style-name="T6">192.0.2.0</text:span> , <text:span text:style-name="T6">192.88.99</text:span> , <text:span text:style-name="T6">192.168.0.0, 198.51.100.0</text:span> , <text:span text:style-name="T6">203.0.113.0</text:span> </text:p>
          </table:table-cell>
        </table:table-row>
        <table:table-row table:style-name="Tabla2.4">
          <table:table-cell table:style-name="Tabla2.A2" office:value-type="string">
            <text:p text:style-name="P12">BROADCAST</text:p>
          </table:table-cell>
          <table:table-cell table:style-name="Tabla2.B2" office:value-type="string">
            <text:p text:style-name="P11"><text:span text:style-name="T6">255.255.255.255</text:span> </text:p>
          </table:table-cell>
        </table:table-row>
      </table:table>
      <text:p text:style-name="P3"/>
      <text:p text:style-name="P3"/>
      <text:p text:style-name="P13"/>
      <text:p text:style-name="P3">Queremos configurar unha rede na nosa oficina. O proveedor de servizos de internet instálanos un router e aporta a seguinte información:</text:p>
      <text:p text:style-name="P3"/>
      <text:p text:style-name="P3"><text:tab/>IP pública do router 159.<text:span text:style-name="T9">62</text:span>.8<text:span text:style-name="T9">6</text:span>.8<text:span text:style-name="T9">5</text:span></text:p>
      <text:p text:style-name="P14"/>
      <text:p text:style-name="P14"><text:tab/><text:span text:style-name="T10">IP privada do router 1</text:span><text:span text:style-name="T11">72</text:span><text:span text:style-name="T10">.</text:span><text:span text:style-name="T11">16</text:span><text:span text:style-name="T10">.</text:span><text:span text:style-name="T9">0</text:span><text:span text:style-name="T10">.1 / </text:span><text:span text:style-name="T11">16</text:span></text:p>
      <text:p text:style-name="P14"/>
      <text:p text:style-name="P14"><text:tab/><text:span text:style-name="T10">DNS1: 195.235.113.3</text:span></text:p>
      <text:p text:style-name="P14"/>
      <text:p text:style-name="P15"><text:tab/><text:span text:style-name="T10">DNS2:195.235.96.90</text:span></text:p>
      <text:p text:style-name="P15"/>
      <text:p text:style-name="P15"><text:tab/><text:span text:style-name="T10">Configura a rede para 4 PCs e unha impresora en rede.</text:span></text:p>
      <text:p text:style-name="P3"><text:tab/></text:p>
      <text:p text:style-name="P3"><text:tab/>Debes especificar para todos os HOSTS:</text:p>
      <text:p text:style-name="P3"><text:tab/><text:tab/></text:p>
      <text:p text:style-name="P3"><text:tab/><text:tab/>IP rede.</text:p>
      <text:p text:style-name="P15"><text:tab/><text:tab/><text:span text:style-name="T10">Mascara de rede.</text:span></text:p>
      <text:p text:style-name="P15"><text:tab/><text:tab/><text:span text:style-name="T10">Porta de enlace.</text:span></text:p>
      <text:p text:style-name="P15"><text:tab/><text:tab/><text:span text:style-name="T10">DNS1.</text:span></text:p>
      <text:p text:style-name="P15"><text:tab/><text:tab/><text:span text:style-name="T10">DNS2.</text:span></text:p>
      <text:p text:style-name="P15"><text:tab/><text:tab/><text:span text:style-name="T10">Dirección de rede</text:span></text:p>
      <text:p text:style-name="P15"><text:tab/><text:tab/><text:span text:style-name="T10">Dirección de difusión.</text:span></text:p>
      <text:p text:style-name="P16"/>
      <text:p text:style-name="P17"><text:soft-page-break/></text:p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8">Dispositivo 1</text:p>
          </table:table-cell>
          <table:covered-table-cell/>
        </table:table-row>
        <table:table-row>
          <table:table-cell table:style-name="Tabla3.A2" office:value-type="string">
            <text:p text:style-name="P18">IP</text:p>
          </table:table-cell>
          <table:table-cell table:style-name="Tabla3.B2" office:value-type="string">
            <text:p text:style-name="P19">175,16,0,2</text:p>
          </table:table-cell>
        </table:table-row>
        <table:table-row>
          <table:table-cell table:style-name="Tabla3.A2" office:value-type="string">
            <text:p text:style-name="P19">Máscara de red</text:p>
          </table:table-cell>
          <table:table-cell table:style-name="Tabla3.B2" office:value-type="string">
            <text:p text:style-name="P19">255,255,0,0</text:p>
          </table:table-cell>
        </table:table-row>
        <table:table-row>
          <table:table-cell table:style-name="Tabla3.A2" office:value-type="string">
            <text:p text:style-name="P19">Puerta de enlace</text:p>
          </table:table-cell>
          <table:table-cell table:style-name="Tabla3.B2" office:value-type="string">
            <text:p text:style-name="P19">192,168,0,1</text:p>
          </table:table-cell>
        </table:table-row>
        <table:table-row>
          <table:table-cell table:style-name="Tabla3.A2" office:value-type="string">
            <text:p text:style-name="P19">DNS 1</text:p>
          </table:table-cell>
          <table:table-cell table:style-name="Tabla3.B2" office:value-type="string">
            <text:p text:style-name="P20"><text:span text:style-name="T10">195.235.113.3</text:span></text:p>
          </table:table-cell>
        </table:table-row>
        <table:table-row>
          <table:table-cell table:style-name="Tabla3.A2" office:value-type="string">
            <text:p text:style-name="P19">DNS 2</text:p>
          </table:table-cell>
          <table:table-cell table:style-name="Tabla3.B2" office:value-type="string">
            <text:p text:style-name="P21"><text:span text:style-name="T10">195.235.96.90</text:span>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2">Dispositivo <text:span text:style-name="T12">2</text:span></text:p>
          </table:table-cell>
          <table:covered-table-cell/>
        </table:table-row>
        <table:table-row>
          <table:table-cell table:style-name="Tabla4.A2" office:value-type="string">
            <text:p text:style-name="P22">IP</text:p>
          </table:table-cell>
          <table:table-cell table:style-name="Tabla4.B2" office:value-type="string">
            <text:p text:style-name="P23">175,16,0,<text:span text:style-name="T12">6</text:span></text:p>
          </table:table-cell>
        </table:table-row>
        <table:table-row>
          <table:table-cell table:style-name="Tabla4.A2" office:value-type="string">
            <text:p text:style-name="P23">Máscara de red</text:p>
          </table:table-cell>
          <table:table-cell table:style-name="Tabla4.B2" office:value-type="string">
            <text:p text:style-name="P23">255,255,0,0</text:p>
          </table:table-cell>
        </table:table-row>
        <table:table-row>
          <table:table-cell table:style-name="Tabla4.A2" office:value-type="string">
            <text:p text:style-name="P23">Puerta de enlace</text:p>
          </table:table-cell>
          <table:table-cell table:style-name="Tabla4.B2" office:value-type="string">
            <text:p text:style-name="P23">192,168,0,1</text:p>
          </table:table-cell>
        </table:table-row>
        <table:table-row>
          <table:table-cell table:style-name="Tabla4.A2" office:value-type="string">
            <text:p text:style-name="P23">DNS 1</text:p>
          </table:table-cell>
          <table:table-cell table:style-name="Tabla4.B2" office:value-type="string">
            <text:p text:style-name="P21"><text:span text:style-name="T10">195.235.113.3</text:span></text:p>
          </table:table-cell>
        </table:table-row>
        <table:table-row>
          <table:table-cell table:style-name="Tabla4.A2" office:value-type="string">
            <text:p text:style-name="P23">DNS 2</text:p>
          </table:table-cell>
          <table:table-cell table:style-name="Tabla4.B2" office:value-type="string">
            <text:p text:style-name="P21"><text:span text:style-name="T10">195.235.96.90</text:span>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2">Dispositivo <text:span text:style-name="T12">3</text:span></text:p>
          </table:table-cell>
          <table:covered-table-cell/>
        </table:table-row>
        <table:table-row>
          <table:table-cell table:style-name="Tabla5.A2" office:value-type="string">
            <text:p text:style-name="P22">IP</text:p>
          </table:table-cell>
          <table:table-cell table:style-name="Tabla5.B2" office:value-type="string">
            <text:p text:style-name="P23">175,16,0,<text:span text:style-name="T12">3</text:span></text:p>
          </table:table-cell>
        </table:table-row>
        <table:table-row>
          <table:table-cell table:style-name="Tabla5.A2" office:value-type="string">
            <text:p text:style-name="P23">Máscara de red</text:p>
          </table:table-cell>
          <table:table-cell table:style-name="Tabla5.B2" office:value-type="string">
            <text:p text:style-name="P23">255,255,0,0</text:p>
          </table:table-cell>
        </table:table-row>
        <table:table-row>
          <table:table-cell table:style-name="Tabla5.A2" office:value-type="string">
            <text:p text:style-name="P23">Puerta de enlace</text:p>
          </table:table-cell>
          <table:table-cell table:style-name="Tabla5.B2" office:value-type="string">
            <text:p text:style-name="P23">192,168,0,1</text:p>
          </table:table-cell>
        </table:table-row>
        <table:table-row>
          <table:table-cell table:style-name="Tabla5.A2" office:value-type="string">
            <text:p text:style-name="P23">DNS 1</text:p>
          </table:table-cell>
          <table:table-cell table:style-name="Tabla5.B2" office:value-type="string">
            <text:p text:style-name="P21"><text:span text:style-name="T10">195.235.113.3</text:span></text:p>
          </table:table-cell>
        </table:table-row>
        <table:table-row>
          <table:table-cell table:style-name="Tabla5.A2" office:value-type="string">
            <text:p text:style-name="P23">DNS 2</text:p>
          </table:table-cell>
          <table:table-cell table:style-name="Tabla5.B2" office:value-type="string">
            <text:p text:style-name="P21"><text:span text:style-name="T10">195.235.96.90</text:span></text:p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22">Dispositivo <text:span text:style-name="T12">4</text:span></text:p>
          </table:table-cell>
          <table:covered-table-cell/>
        </table:table-row>
        <table:table-row>
          <table:table-cell table:style-name="Tabla6.A2" office:value-type="string">
            <text:p text:style-name="P22">IP</text:p>
          </table:table-cell>
          <table:table-cell table:style-name="Tabla6.B2" office:value-type="string">
            <text:p text:style-name="P23">175,16,0,<text:span text:style-name="T12">4</text:span></text:p>
          </table:table-cell>
        </table:table-row>
        <table:table-row>
          <table:table-cell table:style-name="Tabla6.A2" office:value-type="string">
            <text:p text:style-name="P23">Máscara de red</text:p>
          </table:table-cell>
          <table:table-cell table:style-name="Tabla6.B2" office:value-type="string">
            <text:p text:style-name="P23">255,255,0,0</text:p>
          </table:table-cell>
        </table:table-row>
        <table:table-row>
          <table:table-cell table:style-name="Tabla6.A2" office:value-type="string">
            <text:p text:style-name="P23">Puerta de enlace</text:p>
          </table:table-cell>
          <table:table-cell table:style-name="Tabla6.B2" office:value-type="string">
            <text:p text:style-name="P23">192,168,0,1</text:p>
          </table:table-cell>
        </table:table-row>
        <table:table-row>
          <table:table-cell table:style-name="Tabla6.A2" office:value-type="string">
            <text:p text:style-name="P23">DNS 1</text:p>
          </table:table-cell>
          <table:table-cell table:style-name="Tabla6.B2" office:value-type="string">
            <text:p text:style-name="P21"><text:span text:style-name="T10">195.235.113.3</text:span></text:p>
          </table:table-cell>
        </table:table-row>
        <table:table-row>
          <table:table-cell table:style-name="Tabla6.A2" office:value-type="string">
            <text:p text:style-name="P23">DNS 2</text:p>
          </table:table-cell>
          <table:table-cell table:style-name="Tabla6.B2" office:value-type="string">
            <text:p text:style-name="P21"><text:span text:style-name="T10">195.235.96.90</text:span></text:p>
          </table:table-cell>
        </table:table-row>
      </table:table>
      <text:p text:style-name="P24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25">Impresora</text:p>
          </table:table-cell>
          <table:covered-table-cell/>
        </table:table-row>
        <table:table-row>
          <table:table-cell table:style-name="Tabla7.A2" office:value-type="string">
            <text:p text:style-name="P22">IP</text:p>
          </table:table-cell>
          <table:table-cell table:style-name="Tabla7.B2" office:value-type="string">
            <text:p text:style-name="P23">175,16,0,<text:span text:style-name="T12">6</text:span></text:p>
          </table:table-cell>
        </table:table-row>
        <table:table-row>
          <table:table-cell table:style-name="Tabla7.A2" office:value-type="string">
            <text:p text:style-name="P23">Máscara de red</text:p>
          </table:table-cell>
          <table:table-cell table:style-name="Tabla7.B2" office:value-type="string">
            <text:p text:style-name="P23">255,255,0,0</text:p>
          </table:table-cell>
        </table:table-row>
        <table:table-row>
          <table:table-cell table:style-name="Tabla7.A2" office:value-type="string">
            <text:p text:style-name="P23">Puerta de enlace</text:p>
          </table:table-cell>
          <table:table-cell table:style-name="Tabla7.B2" office:value-type="string">
            <text:p text:style-name="P23">192,168,0,1</text:p>
          </table:table-cell>
        </table:table-row>
        <table:table-row>
          <table:table-cell table:style-name="Tabla7.A2" office:value-type="string">
            <text:p text:style-name="P23">DNS 1</text:p>
          </table:table-cell>
          <table:table-cell table:style-name="Tabla7.B2" office:value-type="string">
            <text:p text:style-name="P21"><text:span text:style-name="T10">195.235.113.3</text:span></text:p>
          </table:table-cell>
        </table:table-row>
        <table:table-row>
          <table:table-cell table:style-name="Tabla7.A2" office:value-type="string">
            <text:p text:style-name="P23">DNS 2</text:p>
          </table:table-cell>
          <table:table-cell table:style-name="Tabla7.B2" office:value-type="string">
            <text:p text:style-name="P21"><text:span text:style-name="T10">195.235.96.90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52d257"/>
    </style:style>
    <style:style style:name="MT5" style:family="text">
      <style:text-properties officeooo:rsid="004fe29e"/>
    </style:style>
    <style:style style:name="MT6" style:family="text">
      <style:text-properties officeooo:rsid="0050f8b0"/>
    </style:style>
    <style:style style:name="MT7" style:family="text">
      <style:text-properties officeooo:rsid="002ebcef"/>
    </style:style>
    <style:style style:name="MT8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s/><text:span text:style-name="MT4">Yago Otero Martínez</text:span><text:tab/><text:span text:style-name="MT5">1</text:span><text:span text:style-name="MT6">3</text:span>/<text:span text:style-name="MT7">0</text:span><text:span text:style-name="MT5">3</text:span>/20<text:span text:style-name="MT8">2</text:span><text:span text:style-name="MT5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09:47:20.980751100</meta:creation-date>
    <meta:editing-duration>PT3H12M11S</meta:editing-duration>
    <meta:editing-cycles>4</meta:editing-cycles>
    <meta:generator>LibreOffice/25.2.1.2$Windows_X86_64 LibreOffice_project/d3abf4aee5fd705e4a92bba33a32f40bc4e56f49</meta:generator>
    <dc:date>2025-03-17T08:34:44.579810800</dc:date>
    <meta:document-statistic meta:table-count="7" meta:image-count="0" meta:object-count="0" meta:page-count="2" meta:paragraph-count="94" meta:word-count="283" meta:character-count="1750" meta:non-whitespace-character-count="1527"/>
  </office:meta>
</office:document-meta>
</file>